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1:.K1])"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table:formula="of:=SUM([.M1:.M3])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6]-[.A7]" office:value-type="float" office:value="-4" calcext:value-type="float">
            <text:p>-4</text:p>
          </table:table-cell>
          <table:table-cell table:formula="of:=[.B6]-[.B7]" office:value-type="float" office:value="-1" calcext:value-type="float">
            <text:p>-1</text:p>
          </table:table-cell>
          <table:table-cell table:formula="of:=[.C6]-[.C7]" office:value-type="float" office:value="-4" calcext:value-type="float">
            <text:p>-4</text:p>
          </table:table-cell>
          <table:table-cell table:formula="of:=[.D6]-[.D7]" office:value-type="float" office:value="-2" calcext:value-type="float">
            <text:p>-2</text:p>
          </table:table-cell>
          <table:table-cell table:formula="of:=[.E6]-[.E7]" office:value-type="float" office:value="-4" calcext:value-type="float">
            <text:p>-4</text:p>
          </table:table-cell>
          <table:table-cell table:formula="of:=[.F6]-[.F7]" office:value-type="float" office:value="-3" calcext:value-type="float">
            <text:p>-3</text:p>
          </table:table-cell>
          <table:table-cell table:formula="of:=[.G6]-[.G7]" office:value-type="float" office:value="-4" calcext:value-type="float">
            <text:p>-4</text:p>
          </table:table-cell>
          <table:table-cell table:formula="of:=[.H6]-[.H7]" office:value-type="float" office:value="-5" calcext:value-type="float">
            <text:p>-5</text:p>
          </table:table-cell>
          <table:table-cell table:formula="of:=[.I6]-[.I7]" office:value-type="float" office:value="-2" calcext:value-type="float">
            <text:p>-2</text:p>
          </table:table-cell>
          <table:table-cell table:formula="of:=[.J6]-[.J7]" office:value-type="float" office:value="-1" calcext:value-type="float">
            <text:p>-1</text:p>
          </table:table-cell>
          <table:table-cell table:formula="of:=[.K6]-[.K7]" office:value-type="float" office:value="-1" calcext:value-type="float">
            <text:p>-1</text:p>
          </table:table-cell>
          <table:table-cell/>
          <table:table-cell table:formula="of:=SUM([.A8:.K8])" office:value-type="float" office:value="-31" calcext:value-type="float">
            <text:p>-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/2</text:p>
          </table:table-cell>
          <table:table-cell table:formula="of:=[.C17]/2" office:value-type="float" office:value="1.5707963267949" calcext:value-type="float">
            <text:p>1.5707963267949</text:p>
          </table:table-cell>
          <table:table-cell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/4</text:p>
          </table:table-cell>
          <table:table-cell table:formula="of:=[.C17]/4" office:value-type="float" office:value="0.785398163397448" calcext:value-type="float">
            <text:p>0.785398163397448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/8</text:p>
          </table:table-cell>
          <table:table-cell table:formula="of:=[.C17]/8" office:value-type="float" office:value="0.392699081698724" calcext:value-type="float">
            <text:p>0.392699081698724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/16</text:p>
          </table:table-cell>
          <table:table-cell table:formula="of:=[.C17]/16" office:value-type="float" office:value="0.196349540849362" calcext:value-type="float">
            <text:p>0.196349540849362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/32</text:p>
          </table:table-cell>
          <table:table-cell table:formula="of:=[.C17]/32" office:value-type="float" office:value="0.098174770424681" calcext:value-type="float">
            <text:p>0.098174770424681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9:12:09.8684363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0T23:38:05.047426918</meta:creation-date>
    <dc:date>2023-01-04T16:21:56.730584873</dc:date>
    <meta:editing-duration>P4DT13H52M58S</meta:editing-duration>
    <meta:editing-cycles>2</meta:editing-cycles>
    <meta:generator>LibreOffice/6.0.7.3$Linux_X86_64 LibreOffice_project/00m0$Build-3</meta:generator>
    <meta:document-statistic meta:table-count="1" meta:cell-count="76" meta:object-count="0"/>
  </office:meta>
</office:document-meta>
</file>